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/>
    </style:style>
    <style:style style:name="P10" style:family="paragraph" style:parent-style-name="Standard" style:list-style-name="WWNum2">
      <style:paragraph-properties fo:margin-left="1in" fo:margin-right="0in" fo:text-indent="-0.25in" style:auto-text-indent="false"/>
    </style:style>
    <style:style style:name="P11" style:family="paragraph" style:parent-style-name="Standard" style:list-style-name="WWNum5">
      <style:paragraph-properties fo:margin-left="1in" fo:margin-right="0in" fo:text-indent="-0.25in" style:auto-text-indent="false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6">
      <style:paragraph-properties fo:margin-left="1in" fo:margin-right="0in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5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</style:style>
    <style:style style:name="P18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style:text-underline-style="none"/>
    </style:style>
    <style:style style:name="T4" style:family="text">
      <style:text-properties fo:background-color="#f5f5f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a xlink:type="simple" xlink:href="https://www.cscs.ch/computers/piz-daint/" text:style-name="ListLabel_20_55" text:visited-style-name="ListLabel_20_55"><text:span text:style-name="T1">https://www.cscs.ch/computers/piz-daint/</text:span></text:a></text:p>
      <text:p text:style-name="Standard">https://www.top500.org/system/178451</text:p>
      <text:p text:style-name="Standard"><text:span text:style-name="T2">Specifications:</text:span></text:p>
      <text:list xml:id="list3338500982" text:style-name="WWNum1">
        <text:list-item>
          <text:p text:style-name="P2">Piz Daint is used for high-resolution simulations and in data science to analyse large volumes of data.</text:p>
        </text:list-item>
        <text:list-item>
          <text:p text:style-name="P2">Located at Swiss National Supercomputing Centre</text:p>
        </text:list-item>
        <text:list-item>
          <text:p text:style-name="P2">Cray XC40/XC50 system with 5704 XC50 nodes and 1813 XC40 nodes </text:p>
        </text:list-item>
      </text:list>
      <text:p text:style-name="P8"/>
      <text:list xml:id="list202036316367021" text:continue-numbering="true" text:style-name="WWNum1">
        <text:list-item>
          <text:p text:style-name="P2">XC50 System:</text:p>
          <text:list>
            <text:list-item>
              <text:p text:style-name="P9">Each XC50 node has:</text:p>
              <text:list>
                <text:list-item>
                  <text:p text:style-name="P14">One 12-core Intel Xeon E5-2690 v3 CPUs with 64 GB Ram</text:p>
                </text:list-item>
                <text:list-item>
                  <text:p text:style-name="P14">One NVIDIA Tesla P100 ([4]Pascal-based GPU) with 16 GB </text:p>
                </text:list-item>
              </text:list>
            </text:list-item>
            <text:list-item>
              <text:p text:style-name="P9">Max Achieved Performance(Rmax): <text:s/>21230 TFlop/s</text:p>
            </text:list-item>
            <text:list-item>
              <text:p text:style-name="P9">Max Theoretical Performance(Rpeak): <text:s/>27154.3 TFlop/s</text:p>
            </text:list-item>
            <text:list-item>
              <text:p text:style-name="P9">Power Consumption: 2384.24 kW</text:p>
            </text:list-item>
            <text:list-item>
              <text:p text:style-name="P9">387872 Cores</text:p>
            </text:list-item>
            <text:list-item>
              <text:p text:style-name="P9">365056 GB memory</text:p>
            </text:list-item>
          </text:list>
        </text:list-item>
        <text:list-item>
          <text:p text:style-name="P2">XC40 System:</text:p>
          <text:list>
            <text:list-item>
              <text:p text:style-name="P9">Each XC40 node has:</text:p>
              <text:list>
                <text:list-item>
                  <text:p text:style-name="P14">Two 18-core Intel Xeon E5-2695 v4 CPUs with 64/128 GB RAM </text:p>
                </text:list-item>
              </text:list>
            </text:list-item>
            <text:list-item>
              <text:p text:style-name="P9">Max Achieved Performance(Rmax): <text:s/>1896.75 TFlop/s</text:p>
            </text:list-item>
            <text:list-item>
              <text:p text:style-name="P9"><text:soft-page-break/>Max Theoretical Performance(Rpeak): <text:s/>2193.01 TFlop/s</text:p>
            </text:list-item>
            <text:list-item>
              <text:p text:style-name="P9">Power Consumption: 732.40 kW</text:p>
            </text:list-item>
            <text:list-item>
              <text:p text:style-name="P9">65268 Cores</text:p>
            </text:list-item>
            <text:list-item>
              <text:p text:style-name="P9">116032 GB memory</text:p>
            </text:list-item>
          </text:list>
        </text:list-item>
        <text:list-item>
          <text:p text:style-name="P2">Interconnect Configuration with Aries routing and communications ASIC, and Dragonfly network topology </text:p>
        </text:list-item>
      </text:list>
      <text:p text:style-name="P16"/>
      <text:p text:style-name="Standard"><text:span text:style-name="T2">CPU:</text:span></text:p>
      <text:p text:style-name="P16"><text:a xlink:type="simple" xlink:href="https://ark.intel.com/content/www/us/en/ark/products/91316/intel-xeon-processor-e5-2695-v4-45m-cache-2-10-ghz.html" text:style-name="ListLabel_20_55" text:visited-style-name="ListLabel_20_55"><text:span text:style-name="T1">https://ark.intel.com/content/www/us/en/ark/products/91316/intel-xeon-processor-e5-2695-v4-45m-cache-2-10-ghz.html</text:span></text:a> [8] </text:p>
      <text:list xml:id="list2035054452" text:style-name="WWNum2">
        <text:list-item>
          <text:p text:style-name="P3">Intel Xeon E5-2695 v4</text:p>
          <text:list>
            <text:list-item>
              <text:p text:style-name="P10">Contains 18 cores, each of which can process up to 36 threads</text:p>
            </text:list-item>
            <text:list-item>
              <text:p text:style-name="P10">Has 45 MB Cache memory</text:p>
            </text:list-item>
            <text:list-item>
              <text:p text:style-name="P10">Max Memory Size of 1.5TB</text:p>
            </text:list-item>
            <text:list-item>
              <text:p text:style-name="P10">4 Memory Channels</text:p>
            </text:list-item>
            <text:list-item>
              <text:p text:style-name="P10">Max Memory Bandwidth: 46-bit/s</text:p>
            </text:list-item>
          </text:list>
        </text:list-item>
      </text:list>
      <text:p text:style-name="P16"><text:a xlink:type="simple" xlink:href="https://ark.intel.com/content/www/us/en/ark/products/81713/intel-xeon-processor-e5-2690-v3-30m-cache-2-60-ghz.html" text:style-name="ListLabel_20_55" text:visited-style-name="ListLabel_20_55"><text:span text:style-name="T1">https://ark.intel.com/content/www/us/en/ark/products/81713/intel-xeon-processor-e5-2690-v3-30m-cache-2-60-ghz.html</text:span></text:a> [9]</text:p>
      <text:list xml:id="list202037012872723" text:continue-numbering="true" text:style-name="WWNum2">
        <text:list-item>
          <text:p text:style-name="P3">Intel Xeon E5-2690 v3</text:p>
          <text:list>
            <text:list-item>
              <text:p text:style-name="P10">Contains 12 cores, each of which can process up to 24 threads</text:p>
            </text:list-item>
            <text:list-item>
              <text:p text:style-name="P10">Has 30 MB Cache memory</text:p>
            </text:list-item>
            <text:list-item>
              <text:p text:style-name="P10">Max Memory Size of 768GB</text:p>
            </text:list-item>
            <text:list-item>
              <text:p text:style-name="P10">4 Memory Channels</text:p>
            </text:list-item>
            <text:list-item>
              <text:p text:style-name="P10">Max Memory Bandwidth: 68-bit/s</text:p>
            </text:list-item>
          </text:list>
        </text:list-item>
      </text:list>
      <text:list xml:id="list2428693580" text:style-name="WWNum4">
        <text:list-item>
          <text:p text:style-name="P4"><text:soft-page-break/>Both of these utilize Intel Hyper-Threading Technology with Turbo Boost (see [10],[11])</text:p>
        </text:list-item>
        <text:list-item>
          <text:p text:style-name="P4">Both have Intel Virtualization Technology (see[12])</text:p>
        </text:list-item>
      </text:list>
      <text:p text:style-name="P16"/>
      <text:p text:style-name="Standard"><text:a xlink:type="simple" xlink:href="https://www.intel.com/content/www/us/en/architecture-and-technology/hyper-threading/hyper-threading-technology.html%5B10" text:style-name="ListLabel_20_55" text:visited-style-name="ListLabel_20_55"><text:span text:style-name="T1">https://www.intel.com/content/www/us/en/architecture-and-technology/hyper-threading/hyper-threading-technology.html [10</text:span></text:a>]</text:p>
      <text:list xml:id="list3034879184" text:style-name="WWNum5">
        <text:list-item>
          <text:p text:style-name="P5">Intel Hyper Threading Technology</text:p>
          <text:list>
            <text:list-item>
              <text:p text:style-name="P11">Utilizes processor resources more efficiently to allow multiple threads to run on each core</text:p>
            </text:list-item>
            <text:list-item>
              <text:p text:style-name="P11">It also dynamically adapts to workload and automatically disables inactive cores, which increases processor frequency on busy cores, giving a bigger performance boost.</text:p>
            </text:list-item>
          </text:list>
        </text:list-item>
      </text:list>
      <text:p text:style-name="P16"><text:a xlink:type="simple" xlink:href="https://www.intel.com/content/www/us/en/architecture-and-technology/turbo-boost/turbo-boost-technology.html" text:style-name="ListLabel_20_55" text:visited-style-name="ListLabel_20_55"><text:span text:style-name="T1">https://www.intel.com/content/www/us/en/architecture-and-technology/turbo-boost/turbo-boost-technology.html</text:span></text:a> [11]</text:p>
      <text:list xml:id="list1810551492" text:style-name="WWNum3">
        <text:list-item>
          <text:p text:style-name="P6">Intel Turbo Boost Technology</text:p>
          <text:list>
            <text:list-item>
              <text:p text:style-name="P12">When a processor is running below its operational limit, the user choose to boost the processor frequency until it hits its limit.</text:p>
            </text:list-item>
            <text:list-item>
              <text:p text:style-name="P12">Utilizes parallel algorithms to manage power, current, and temperature to manage the frequency to energy consumption ration.</text:p>
            </text:list-item>
          </text:list>
        </text:list-item>
      </text:list>
      <text:p text:style-name="Standard"/>
      <text:p text:style-name="Standard"><text:a xlink:type="simple" xlink:href="https://www.hardwaresecrets.com/everything-you-need-to-know-about-the-intel-virtualization-technology/" text:style-name="ListLabel_20_55" text:visited-style-name="ListLabel_20_55"><text:span text:style-name="T1">https://www.hardwaresecrets.com/everything-you-need-to-know-about-the-intel-virtualization-technology/</text:span></text:a> </text:p>
      <text:p text:style-name="Standard"><text:a xlink:type="simple" xlink:href="https://www.intel.com/content/www/us/en/virtualization/virtualization-technology/intel-virtualization-technology.html" text:style-name="ListLabel_20_55" text:visited-style-name="ListLabel_20_55"><text:span text:style-name="T1">https://www.intel.com/content/www/us/en/virtualization/virtualization-technology/intel-virtualization-technology.html</text:span></text:a> [12]</text:p>
      <text:list xml:id="list202036387160544" text:continue-numbering="true" text:style-name="WWNum3">
        <text:list-item>
          <text:p text:style-name="P6">Intel Virtualization Technology</text:p>
          <text:list>
            <text:list-item>
              <text:p text:style-name="P12">Allows the CPU to create multiple virtual CPUs, each with their own OS, and run applications on all of them simultaneously.</text:p>
            </text:list-item>
            <text:list-item>
              <text:p text:style-name="P12">Faithful abstraction means no performance or compatibility loss, as if running on a dedicated CPU</text:p>
            </text:list-item>
            <text:list-item>
              <text:p text:style-name="P12">Memory virtualization allows abstraction to isolate memory for each virtual CPU, this assists in VM migrations and fault detection/tolerance.</text:p>
            </text:list-item>
          </text:list>
        </text:list-item>
      </text:list>
      <text:p text:style-name="P17"/>
      <text:p text:style-name="P1"/>
      <text:p text:style-name="P1"/>
      <text:p text:style-name="P1"><text:soft-page-break/></text:p>
      <text:p text:style-name="P1"/>
      <text:p text:style-name="Standard"><text:span text:style-name="T2">GPU:</text:span></text:p>
      <text:p text:style-name="P16"><text:a xlink:type="simple" xlink:href="https://www.nvidia.com/content/dam/en-zz/Solutions/Data-Center/tesla-p100/pdf/nvidia-tesla-p100-datasheet.pdf" text:style-name="ListLabel_20_55" text:visited-style-name="ListLabel_20_55"><text:span text:style-name="T1">https://www.nvidia.com/content/dam/en-zz/Solutions/Data-Center/tesla-p100/pdf/nvidia-tesla-p100-datasheet.pdf</text:span></text:a> </text:p>
      <text:p text:style-name="P16"><text:a xlink:type="simple" xlink:href="https://nvidianews.nvidia.com/news/nvidia-pascal-gpus-to-double-speed-of-europe-s-fastest-supercomputer" text:style-name="ListLabel_20_55" text:visited-style-name="ListLabel_20_55"><text:span text:style-name="T1">https://nvidianews.nvidia.com/news/nvidia-pascal-gpus-to-double-speed-of-europe-s-fastest-supercomputer</text:span></text:a> </text:p>
      <text:p text:style-name="P16"><text:a xlink:type="simple" xlink:href="https://images.nvidia.com/content/pdf/tesla/whitepaper/pascal-architecture-whitepaper.pdf" text:style-name="ListLabel_20_55" text:visited-style-name="ListLabel_20_55"><text:span text:style-name="T1">https://images.nvidia.com/content/pdf/tesla/whitepaper/pascal-architecture-whitepaper.pdf</text:span></text:a></text:p>
      <text:p text:style-name="P16">(This last url is pretty in depth)</text:p>
      <text:p text:style-name="P16">[13]</text:p>
      <text:list xml:id="list3618285079" text:style-name="WWNum6">
        <text:list-item>
          <text:p text:style-name="P7">NVIDIA Tesla P100</text:p>
          <text:list>
            <text:list-item>
              <text:p text:style-name="P13">Utilizes a Pascal GP100 architecture, replacing the Maxwell architecture</text:p>
              <text:list>
                <text:list-item>
                  <text:p text:style-name="P15"><text:span text:style-name="T4">Pascal GPUs feature a number of breakthrough technologies, including second-generation High Bandwidth Memory (HBM2) that delivers three times higher bandwidth than the previous generation architecture, and </text:span>16nm FinFET technology for unprecedented energy efficiency</text:p>
                </text:list-item>
              </text:list>
            </text:list-item>
            <text:list-item>
              <text:p text:style-name="P13">3584 CUDA Cores</text:p>
            </text:list-item>
            <text:list-item>
              <text:p text:style-name="P13">Uses HBM2 (High Bandwidth Memory)</text:p>
            </text:list-item>
            <text:list-item>
              <text:p text:style-name="P13">16 GB of HBM2 stacked memory</text:p>
            </text:list-item>
            <text:list-item>
              <text:p text:style-name="P13">4096 KB L2 Cache</text:p>
            </text:list-item>
            <text:list-item>
              <text:p text:style-name="P13">15.3 billion transistors</text:p>
            </text:list-item>
            <text:list-item>
              <text:p text:style-name="P13">Features NVIDIA NVLink™ technology</text:p>
            </text:list-item>
          </text:list>
        </text:list-item>
      </text:list>
      <text:p text:style-name="P16"/>
      <text:p text:style-name="P16"/>
      <text:p text:style-name="P16"/>
      <text:p text:style-name="Standard"/>
      <text:p text:style-name="Standard"><text:soft-page-break/>https://www.cscs.ch/publications/fact-sheets/piz-daint-one-of-the-most-powerful-supercomputers-in-the-world/ <text:s text:c="2"/>[3]</text:p>
      <text:p text:style-name="Standard">https://www.cscs.ch/publications/press-releases/2016/more-computing-power-for-swiss-research/ [4]</text:p>
      <text:p text:style-name="Standard"><text:a xlink:type="simple" xlink:href="https://insidehpc.com/2016/08/creating-balance-in-hpc/" text:style-name="ListLabel_20_55" text:visited-style-name="ListLabel_20_55"><text:span text:style-name="T1">https://insidehpc.com/2016/08/creating-balance-in-hpc/</text:span></text:a> [5]</text:p>
      <text:p text:style-name="Standard">https://www.cray.com/sites/default/files/resources/CrayXC40-DataWarp.pdf [6]</text:p>
      <text:p text:style-name="Standard"><text:a xlink:type="simple" xlink:href="https://www.youtube.com/watch?v=3HDBEO8lO5M" text:style-name="ListLabel_20_55" text:visited-style-name="ListLabel_20_55"><text:span text:style-name="T1">https://www.youtube.com/watch?v=3HDBEO8lO5M</text:span></text:a> [7]</text:p>
      <text:p text:style-name="Standard"><text:span text:style-name="T2">Parallelization:</text:span></text:p>
      <text:list xml:id="list202035113539938" text:continue-list="list202036316367021" text:style-name="WWNum1">
        <text:list-item>
          <text:p text:style-name="P2">[3]Piz Daint can scale simulations and data analysis algorithms to thousands of nodes</text:p>
        </text:list-item>
      </text:list>
      <text:p text:style-name="P17"/>
      <text:list xml:id="list202035220703691" text:continue-numbering="true" text:style-name="WWNum1">
        <text:list-item>
          <text:p text:style-name="P2">[5]As supercomputers continue to scale they face increasing challenges around memory bandwidth. To combat this, Piz Daint utilizes a CrayXC40 DataWarp</text:p>
          <text:list>
            <text:list-item>
              <text:p text:style-name="P9">[5][7] DataWarp is an IO accelerator that uses SSDs to reduce bottlenecks between GPU and CPU, as well as help bridge the gap between storage and compute performance.</text:p>
            </text:list-item>
            <text:list-item>
              <text:p text:style-name="P9">[6] Datawarp can be used as a storage cache for parallel file systems(PFS).</text:p>
              <text:list>
                <text:list-item>
                  <text:p text:style-name="P14">[6] This absorbs any possible I/O spikes to keep the storage cost down</text:p>
                </text:list-item>
                <text:list-item>
                  <text:p text:style-name="P14">Improves the utilization of parallel file systems by buffering performance across the files</text:p>
                </text:list-item>
                <text:list-item>
                  <text:p text:style-name="P14">Improves overall application performance by decoupling application I/O from PFS I/O</text:p>
                </text:list-item>
              </text:list>
            </text:list-item>
            <text:list-item>
              <text:p text:style-name="P9">“Burst buffer mode” quadruples effective bandwidth to and from long term storage devices.</text:p>
              <text:list>
                <text:list-item>
                  <text:p text:style-name="P14">Greatly increases data input and output rate </text:p>
                </text:list-item>
                <text:list-item>
                  <text:p text:style-name="P14">Allows for analysis on millions of small unstructured files</text:p>
                </text:list-item>
                <text:list-item>
                  <text:p text:style-name="P14">[4]Allows Piz Daint to transfer initial results of calculations to a specialized area for analysis while continuing to run calculation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87" meta:word-count="687" meta:character-count="5463" meta:non-whitespace-character-count="4913"/>
    <meta:generator>LibreOfficeDev/6.0.5.2$Linux_X86_64 LibreOffice_project/</meta:generator>
  </office:meta>
</office:document-meta>
</file>